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Paragraph">
      <style:text-properties officeooo:paragraph-rsid="00180b18"/>
    </style:style>
    <style:style style:name="P2" style:family="paragraph" style:parent-style-name="List_20_Paragraph">
      <style:paragraph-properties fo:margin-left="2.54cm" fo:margin-right="0cm" fo:text-indent="0cm" style:auto-text-indent="false"/>
      <style:text-properties officeooo:paragraph-rsid="00180b18"/>
    </style:style>
    <style:style style:name="P3" style:family="paragraph" style:parent-style-name="List_20_Paragraph">
      <style:paragraph-properties fo:margin-left="2.54cm" fo:margin-right="0cm" fo:text-indent="0cm" style:auto-text-indent="false"/>
      <style:text-properties officeooo:rsid="001947f4" officeooo:paragraph-rsid="00180b18"/>
    </style:style>
    <style:style style:name="P4" style:family="paragraph" style:parent-style-name="List_20_Paragraph">
      <style:paragraph-properties fo:margin-left="2.54cm" fo:margin-right="0cm" fo:text-indent="0cm" style:auto-text-indent="false"/>
      <style:text-properties officeooo:rsid="001947f4" officeooo:paragraph-rsid="001947f4"/>
    </style:style>
    <style:style style:name="P5" style:family="paragraph" style:parent-style-name="List_20_Paragraph">
      <style:paragraph-properties fo:margin-left="2.54cm" fo:margin-right="0cm" fo:text-indent="0cm" style:auto-text-indent="false"/>
      <style:text-properties officeooo:rsid="001947f4" officeooo:paragraph-rsid="001eda0d"/>
    </style:style>
    <style:style style:name="P6" style:family="paragraph" style:parent-style-name="List_20_Paragraph">
      <style:paragraph-properties fo:margin-left="2.54cm" fo:margin-right="0cm" fo:text-indent="0cm" style:auto-text-indent="false"/>
      <style:text-properties officeooo:rsid="001b8276" officeooo:paragraph-rsid="001b8276"/>
    </style:style>
    <style:style style:name="P7" style:family="paragraph" style:parent-style-name="List_20_Paragraph">
      <style:paragraph-properties fo:margin-left="2.54cm" fo:margin-right="0cm" fo:text-indent="0cm" style:auto-text-indent="false"/>
      <style:text-properties officeooo:paragraph-rsid="001947f4"/>
    </style:style>
    <style:style style:name="P8" style:family="paragraph" style:parent-style-name="List_20_Paragraph">
      <style:paragraph-properties fo:margin-left="2.54cm" fo:margin-right="0cm" fo:text-indent="0cm" style:auto-text-indent="false"/>
      <style:text-properties officeooo:rsid="001e7441" officeooo:paragraph-rsid="001e7441"/>
    </style:style>
    <style:style style:name="P9" style:family="paragraph" style:parent-style-name="List_20_Paragraph">
      <style:paragraph-properties fo:margin-left="2.54cm" fo:margin-right="0cm" fo:text-indent="0cm" style:auto-text-indent="false"/>
      <style:text-properties officeooo:paragraph-rsid="001fbaba"/>
    </style:style>
    <style:style style:name="P10" style:family="paragraph" style:parent-style-name="List_20_Paragraph">
      <style:paragraph-properties fo:margin-left="2.54cm" fo:margin-right="0cm" fo:text-indent="0cm" style:auto-text-indent="false"/>
      <style:text-properties officeooo:rsid="001fbaba" officeooo:paragraph-rsid="001fbaba"/>
    </style:style>
    <style:style style:name="P11" style:family="paragraph" style:parent-style-name="Standard">
      <style:paragraph-properties fo:text-align="center" style:justify-single-word="false"/>
      <style:text-properties officeooo:paragraph-rsid="00180b18"/>
    </style:style>
    <style:style style:name="P12" style:family="paragraph" style:parent-style-name="Standard">
      <style:text-properties officeooo:rsid="001fe0d6" officeooo:paragraph-rsid="00180b18"/>
    </style:style>
    <style:style style:name="P13" style:family="paragraph" style:parent-style-name="Standard" style:master-page-name="Standard">
      <style:paragraph-properties style:page-number="auto"/>
      <style:text-properties officeooo:rsid="001fe0d6" officeooo:paragraph-rsid="00180b18"/>
    </style:style>
    <style:style style:name="P14" style:family="paragraph" style:parent-style-name="List_20_Paragraph" style:list-style-name="WWNum1">
      <style:text-properties officeooo:paragraph-rsid="00180b18"/>
    </style:style>
    <style:style style:name="P15" style:family="paragraph" style:parent-style-name="List_20_Paragraph">
      <style:text-properties officeooo:paragraph-rsid="00180b18"/>
    </style:style>
    <style:style style:name="P16" style:family="paragraph" style:parent-style-name="List_20_Paragraph">
      <style:text-properties officeooo:rsid="00224108" officeooo:paragraph-rsid="00224108"/>
    </style:style>
    <style:style style:name="P17" style:family="paragraph" style:parent-style-name="List_20_Paragraph">
      <style:text-properties officeooo:rsid="00236d0a" officeooo:paragraph-rsid="00236d0a"/>
    </style:style>
    <style:style style:name="P18" style:family="paragraph" style:parent-style-name="List_20_Paragraph">
      <style:paragraph-properties fo:margin-left="2.54cm" fo:margin-right="0cm" fo:text-indent="0cm" style:auto-text-indent="false"/>
      <style:text-properties officeooo:rsid="001947f4" officeooo:paragraph-rsid="001947f4"/>
    </style:style>
    <style:style style:name="P19" style:family="paragraph" style:parent-style-name="List_20_Paragraph">
      <style:paragraph-properties fo:margin-left="2.54cm" fo:margin-right="0cm" fo:text-indent="0cm" style:auto-text-indent="false"/>
      <style:text-properties officeooo:rsid="001947f4" officeooo:paragraph-rsid="00180b18"/>
    </style:style>
    <style:style style:name="P20" style:family="paragraph" style:parent-style-name="List_20_Paragraph">
      <style:paragraph-properties fo:margin-left="2.54cm" fo:margin-right="0cm" fo:text-indent="0cm" style:auto-text-indent="false"/>
      <style:text-properties officeooo:rsid="001eda0d" officeooo:paragraph-rsid="001eda0d"/>
    </style:style>
    <style:style style:name="P21" style:family="paragraph" style:parent-style-name="List_20_Paragraph">
      <style:paragraph-properties fo:margin-left="2.54cm" fo:margin-right="0cm" fo:text-indent="0cm" style:auto-text-indent="false"/>
      <style:text-properties officeooo:rsid="001fbaba" officeooo:paragraph-rsid="001fbaba"/>
    </style:style>
    <style:style style:name="P22" style:family="paragraph" style:parent-style-name="List_20_Paragraph">
      <style:paragraph-properties fo:margin-left="2.54cm" fo:margin-right="0cm" fo:text-indent="0cm" style:auto-text-indent="false"/>
      <style:text-properties style:text-position="0% 100%" officeooo:rsid="001fbaba" officeooo:paragraph-rsid="001fbaba"/>
    </style:style>
    <style:style style:name="P23" style:family="paragraph" style:parent-style-name="List_20_Paragraph">
      <style:paragraph-properties fo:margin-left="0cm" fo:margin-right="0cm" fo:text-indent="0cm" style:auto-text-indent="false"/>
      <style:text-properties officeooo:paragraph-rsid="00180b18"/>
    </style:style>
    <style:style style:name="P2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style:style>
    <style:style style:name="P25" style:family="paragraph" style:parent-style-name="Preformatted_20_Text">
      <style:paragraph-properties fo:margin-left="0cm" fo:margin-right="0cm" fo:text-indent="0cm" style:auto-text-indent="false"/>
      <style:text-properties fo:font-variant="normal" fo:text-transform="none" fo:color="#000000" style:font-name="monospace" fo:font-size="10.5pt" fo:letter-spacing="normal" fo:font-style="normal" fo:font-weight="normal" officeooo:paragraph-rsid="00180b18"/>
    </style:style>
    <style:style style:name="T1" style:family="text">
      <style:text-properties fo:font-variant="normal" fo:text-transform="none" fo:color="#000000" style:font-name="Liberation Serif" fo:font-size="10.5pt" fo:letter-spacing="normal" fo:font-style="normal" fo:font-weight="normal" officeooo:rsid="002a2e4a"/>
    </style:style>
    <style:style style:name="T2" style:family="text">
      <style:text-properties fo:font-variant="normal" fo:text-transform="none" fo:color="#000000" style:font-name="Liberation Serif" fo:font-size="12pt" fo:letter-spacing="normal" fo:font-style="normal" fo:font-weight="normal" officeooo:rsid="002a2e4a"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80b18"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b8276" style:font-size-asian="12pt" style:font-size-complex="12pt"/>
    </style:style>
    <style:style style:name="T5" style:family="text">
      <style:text-properties officeooo:rsid="00180b18"/>
    </style:style>
    <style:style style:name="T6" style:family="text">
      <style:text-properties style:text-position="super 58%"/>
    </style:style>
    <style:style style:name="T7" style:family="text">
      <style:text-properties style:text-position="0% 100%"/>
    </style:style>
    <style:style style:name="T8" style:family="text">
      <style:text-properties style:text-position="0% 100%" officeooo:rsid="001fbaba"/>
    </style:style>
    <style:style style:name="T9" style:family="text">
      <style:text-properties style:text-position="sub 58%"/>
    </style:style>
    <style:style style:name="T10" style:family="text">
      <style:text-properties style:text-position="sub 58%" officeooo:rsid="001fba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SE 4020 – MACHINE LEARNIG LAB</text:p>
      <text:p text:style-name="P12">FACULTY : PROF. SUGANYA G</text:p>
      <text:p text:style-name="P12">DHRUBANKA DUTTA – 17BCE1019</text:p>
      <text:p text:style-name="P12">L – 11,12 , <text:span text:style-name="T5">13.8</text:span>.19</text:p>
      <text:p text:style-name="P11"><text:span text:style-name="T2">S</text:span><text:span text:style-name="T3">ingle Layer Per</text:span><text:span text:style-name="T4">ceptron</text:span><text:span text:style-name="T1"> </text:span></text:p>
      <text:p text:style-name="P11"/>
      <text:list xml:id="list1350428054" text:style-name="WWNum1">
        <text:list-item>
          <text:p text:style-name="P14">Abstract </text:p>
        </text:list-item>
      </text:list>
      <text:p text:style-name="P6">The perceptron is an algorithm for supervised learning of binary classifiers. A binary classifier is a fucntion which can decide whether or not an input, represented by a vector of numbers, belongs to some specific class. It is a type of linear classifier -a classification algorithm that makes its predictions based on a linear predictor function combining a set of weights with the feature vector.</text:p>
      <text:p text:style-name="P4">In the modern sense, the perceptron is an algorithm for learning a binary classifier called a threshold function: a function that maps its input x (a real-valued vector) to an output value f(x) (a single binary value):</text:p>
      <text:p text:style-name="P4">A perceptron is the simplest neural network possible: a computational model of a single neuron. A perceptron consists of one or more inputs, a processor, and a single output.</text:p>
      <text:p text:style-name="P7"/>
      <text:list xml:id="list110928290871307" text:continue-numbering="true" text:style-name="WWNum1">
        <text:list-item>
          <text:p text:style-name="P14">Introduction</text:p>
        </text:list-item>
      </text:list>
      <text:p text:style-name="P8">The perceptron is used to make neural networks which can do the following : </text:p>
      <text:p text:style-name="P8"><text:tab/>Image Processing and Character recognition</text:p>
      <text:p text:style-name="P8"><text:tab/>Forecasting</text:p>
      <text:p text:style-name="P4"/>
      <text:list xml:id="list110929361683213" text:continue-numbering="true" text:style-name="WWNum1">
        <text:list-item>
          <text:p text:style-name="P14">Methodology</text:p>
        </text:list-item>
      </text:list>
      <text:p text:style-name="P3">In the modern sense, the perceptron is an algorithm for learning a binary classifier called a threshold function: a function that maps its input x (a real-valued vector) to an output value f(x) (a single binary value):</text:p>
      <text:p text:style-name="P3"/>
      <text:p text:style-name="P20">f(x) = { 1 <text:s/>if w.x+b&gt;0, 0 otherwise}</text:p>
      <text:p text:style-name="P5">where m is the number of inputs to the perceptron, and b is the bias. The bias shifts the decision boundary away from the origin and does not depend on any input value.</text:p>
      <text:p text:style-name="P3"/>
      <text:p text:style-name="P3">The value of f(x) (0 or 1) is used to classify x as either a positive or a negative instance, in the case of a binary classification problem. If b is negative, then the weighted combination of inputs must produce a positive value greater than |b| in order to push the classifier neuron over the 0 threshold. Spatially, the bias alters the position (though not the orientation) of the decision boundary. The perceptron learning algorithm does not terminate if the learning set is not linearly separable. If the vectors are not linearly separable learning will never reach a point where all vectors are classified properly. The most famous example of the perceptron's inability to solve problems with linearly nonseparable vectors is the Boolean exclusive-or problem. The solution spaces of decision boundaries for all binary functions and learning behaviors are studied in the reference.</text:p>
      <text:p text:style-name="P2"/>
      <text:list xml:id="list110928521010448" text:continue-numbering="true" text:style-name="WWNum1">
        <text:list-item>
          <text:p text:style-name="P14">Dataset</text:p>
        </text:list-item>
      </text:list>
      <text:p text:style-name="P10">The dataset incudes the different symtopms of heart disease and the classes of the heart diseases.</text:p>
      <text:p text:style-name="P9"/>
      <text:p text:style-name="P9"><text:s/><text:bookmark text:name="_GoBack"/></text:p>
      <text:list xml:id="list110929263914092" text:continue-numbering="true" text:style-name="WWNum1">
        <text:list-item>
          <text:p text:style-name="P14"><text:soft-page-break/>Algorithm</text:p>
        </text:list-item>
      </text:list>
      <text:p text:style-name="P10">The perceptron implements h(x) = sign(w<text:span text:style-name="T6">T</text:span><text:span text:style-name="T7">x)</text:span></text:p>
      <text:p text:style-name="P10"><text:span text:style-name="T7">Given a trianing set (x</text:span><text:span text:style-name="T9">1</text:span><text:span text:style-name="T7">,y</text:span><text:span text:style-name="T9">1</text:span><text:span text:style-name="T7">),(x</text:span><text:span text:style-name="T9">2</text:span><text:span text:style-name="T7">,y</text:span><text:span text:style-name="T9">2</text:span><text:span text:style-name="T7">)..............(x</text:span><text:span text:style-name="T9">n</text:span><text:span text:style-name="T7">,y</text:span><text:span text:style-name="T9">n</text:span><text:span text:style-name="T7">)</text:span></text:p>
      <text:p text:style-name="P10"><text:span text:style-name="T7">Pick a misclassified point : sign(w</text:span><text:span text:style-name="T6">T</text:span><text:span text:style-name="T7">x</text:span><text:span text:style-name="T9">n</text:span><text:span text:style-name="T7">) not equal y</text:span><text:span text:style-name="T9">n </text:span></text:p>
      <text:p text:style-name="P9"><text:span text:style-name="T8">Update the weight vector: w</text:span><text:span text:style-name="T10">new</text:span><text:span text:style-name="T8"> = w</text:span><text:span text:style-name="T10">old</text:span><text:span text:style-name="T8"> + y</text:span><text:span text:style-name="T10">n</text:span><text:span text:style-name="T8">x</text:span><text:span text:style-name="T10">n <text:s text:c="2"/></text:span><text:span text:style-name="T8">where(x,y) is a misclassified point</text:span></text:p>
      <text:p text:style-name="P22">Every iteration pick a misclassified point and run these steps on it</text:p>
      <text:p text:style-name="P2"/>
      <text:list xml:id="list110928446531077" text:continue-numbering="true" text:style-name="WWNum1">
        <text:list-item>
          <text:p text:style-name="P14">Results and Analysis</text:p>
        </text:list-item>
      </text:list>
      <text:p text:style-name="P1"/>
      <text:p text:style-name="P16">Class Predictions by perceptron</text:p>
      <text:p text:style-name="P25">Excpected=2, Predicted=1</text:p>
      <text:p text:style-name="P24">Excpected=1, Predicted=1</text:p>
      <text:p text:style-name="P24">Excpected=2, Predicted=1</text:p>
      <text:p text:style-name="P24">Excpected=1, Predicted=1</text:p>
      <text:p text:style-name="P24">Excpected=1, Predicted=1</text:p>
      <text:p text:style-name="P24">Excpected=1, Predicted=1</text:p>
      <text:p text:style-name="P24">Excpected=2, Predicted=1</text:p>
      <text:p text:style-name="P24">Excpected=2, Predicted=1</text:p>
      <text:p text:style-name="P24">Excpected=2, Predicted=1</text:p>
      <text:p text:style-name="P24">Excpected=2, Predicted=1</text:p>
      <text:p text:style-name="P24">Excpected=1, Predicted=1</text:p>
      <text:p text:style-name="P24">Excpected=1, Predicted=1</text:p>
      <text:p text:style-name="P24">Excpected=1, Predicted=1</text:p>
      <text:p text:style-name="P24">Excpected=2, Predicted=1</text:p>
      <text:p text:style-name="P24">Excpected=1, Predicted=1</text:p>
      <text:p text:style-name="P24">Excpected=1, Predicted=1</text:p>
      <text:p text:style-name="P24">Excpected=2, Predicted=1</text:p>
      <text:p text:style-name="P24">Excpected=2, Predicted=1</text:p>
      <text:p text:style-name="P24">Excpected=1, Predicted=1</text:p>
      <text:p text:style-name="P24">Excpected=1, Predicted=1</text:p>
      <text:p text:style-name="P24">Excpected=2, Predicted=1</text:p>
      <text:p text:style-name="P24">Excpected=1, Predicted=1</text:p>
      <text:p text:style-name="P24">Excpected=1, Predicted=1</text:p>
      <text:p text:style-name="P24">Excpected=1, Predicted=1</text:p>
      <text:p text:style-name="P24">Excpected=1, Predicted=1</text:p>
      <text:p text:style-name="P24">Excpected=1, Predicted=1</text:p>
      <text:p text:style-name="P24">Excpected=1, Predicted=1</text:p>
      <text:p text:style-name="P24">Excpected=1, Predicted=1</text:p>
      <text:p text:style-name="P24">Excpected=2, Predicted=1</text:p>
      <text:p text:style-name="P24">Excpected=1, Predicted=1</text:p>
      <text:p text:style-name="P24">Excpected=2, Predicted=1</text:p>
      <text:p text:style-name="P24">Excpected=1, Predicted=1</text:p>
      <text:p text:style-name="P24">Excpected=1, Predicted=1</text:p>
      <text:p text:style-name="P24">Excpected=2, Predicted=1</text:p>
      <text:p text:style-name="P24">Excpected=2, Predicted=1</text:p>
      <text:p text:style-name="P24">Excpected=2, Predicted=1</text:p>
      <text:p text:style-name="P24">Excpected=2, Predicted=1</text:p>
      <text:p text:style-name="P24">Excpected=2, Predicted=1</text:p>
      <text:p text:style-name="P24">Excpected=1, Predicted=1</text:p>
      <text:p text:style-name="P24">Excpected=1, Predicted=1</text:p>
      <text:p text:style-name="P24">Excpected=2, Predicted=1</text:p>
      <text:p text:style-name="P24">Excpected=1, Predicted=1</text:p>
      <text:p text:style-name="P24">Excpected=1, Predicted=1</text:p>
      <text:p text:style-name="P24"><text:soft-page-break/>Excpected=1, Predicted=1</text:p>
      <text:p text:style-name="P24">Excpected=2, Predicted=1</text:p>
      <text:p text:style-name="P24">Excpected=1, Predicted=1</text:p>
      <text:p text:style-name="P24">Excpected=2, Predicted=1</text:p>
      <text:p text:style-name="P24">Excpected=2, Predicted=1</text:p>
      <text:p text:style-name="P24">Excpected=2, Predicted=1</text:p>
      <text:p text:style-name="P24">Excpected=2, Predicted=1</text:p>
      <text:p text:style-name="P24">Excpected=2, Predicted=1</text:p>
      <text:p text:style-name="P24">Excpected=1, Predicted=1</text:p>
      <text:p text:style-name="P24">Excpected=1, Predicted=1</text:p>
      <text:p text:style-name="P24">Excpected=1, Predicted=1</text:p>
      <text:p text:style-name="P24">Excpected=1, Predicted=1</text:p>
      <text:p text:style-name="P24">Excpected=1, Predicted=1</text:p>
      <text:p text:style-name="P24">Excpected=2, Predicted=1</text:p>
      <text:p text:style-name="P24">Excpected=1, Predicted=1</text:p>
      <text:p text:style-name="P24">Excpected=2, Predicted=1</text:p>
      <text:p text:style-name="P24">Excpected=2, Predicted=1</text:p>
      <text:p text:style-name="P24">Excpected=1, Predicted=1</text:p>
      <text:p text:style-name="P24">Excpected=2, Predicted=1</text:p>
      <text:p text:style-name="P24">Excpected=1, Predicted=1</text:p>
      <text:p text:style-name="P24">Excpected=1, Predicted=1</text:p>
      <text:p text:style-name="P24">Excpected=1, Predicted=1</text:p>
      <text:p text:style-name="P24">Excpected=2, Predicted=1</text:p>
      <text:p text:style-name="P24">Excpected=1, Predicted=1</text:p>
      <text:p text:style-name="P24">Excpected=2, Predicted=1</text:p>
      <text:p text:style-name="P24">Excpected=1, Predicted=1</text:p>
      <text:p text:style-name="P24">Excpected=2, Predicted=1</text:p>
      <text:p text:style-name="P24">Excpected=2, Predicted=1</text:p>
      <text:p text:style-name="P24">Excpected=1, Predicted=1</text:p>
      <text:p text:style-name="P24">Excpected=1, Predicted=1</text:p>
      <text:p text:style-name="P24">Excpected=1, Predicted=1</text:p>
      <text:p text:style-name="P24">Excpected=1, Predicted=1</text:p>
      <text:p text:style-name="P24">Excpected=2, Predicted=1</text:p>
      <text:p text:style-name="P24">Excpected=1, Predicted=1</text:p>
      <text:p text:style-name="P24">Excpected=1, Predicted=1</text:p>
      <text:p text:style-name="P24">Excpected=1, Predicted=1</text:p>
      <text:p text:style-name="P24">Excpected=1, Predicted=1</text:p>
      <text:p text:style-name="P24">Excpected=2, Predicted=1</text:p>
      <text:p text:style-name="P24">Excpected=2, Predicted=1</text:p>
      <text:p text:style-name="P24">Excpected=2, Predicted=1</text:p>
      <text:p text:style-name="P24">Excpected=1, Predicted=1</text:p>
      <text:p text:style-name="P24">Excpected=1, Predicted=1</text:p>
      <text:p text:style-name="P24">Excpected=1, Predicted=1</text:p>
      <text:p text:style-name="P24">Excpected=1, Predicted=1</text:p>
      <text:p text:style-name="P24">Excpected=1, Predicted=1</text:p>
      <text:p text:style-name="P24">Excpected=1, Predicted=1</text:p>
      <text:p text:style-name="P24">Excpected=2, Predicted=1</text:p>
      <text:p text:style-name="P24">Excpected=1, Predicted=1</text:p>
      <text:p text:style-name="P24">Excpected=2, Predicted=1</text:p>
      <text:p text:style-name="P24">Excpected=2, Predicted=1</text:p>
      <text:p text:style-name="P24">Excpected=2, Predicted=1</text:p>
      <text:p text:style-name="P24">Excpected=2, Predicted=1</text:p>
      <text:p text:style-name="P24">Excpected=2, Predicted=1</text:p>
      <text:p text:style-name="P24">Excpected=1, Predicted=1</text:p>
      <text:p text:style-name="P24">Excpected=2, Predicted=1</text:p>
      <text:p text:style-name="P24"><text:soft-page-break/>Excpected=1, Predicted=1</text:p>
      <text:p text:style-name="P24">Excpected=1, Predicted=1</text:p>
      <text:p text:style-name="P24">Excpected=1, Predicted=1</text:p>
      <text:p text:style-name="P24">Excpected=2, Predicted=1</text:p>
      <text:p text:style-name="P24">Excpected=1, Predicted=1</text:p>
      <text:p text:style-name="P24">Excpected=2, Predicted=1</text:p>
      <text:p text:style-name="P24">Excpected=2, Predicted=1</text:p>
      <text:p text:style-name="P24">Excpected=2, Predicted=1</text:p>
      <text:p text:style-name="P24">Excpected=1, Predicted=1</text:p>
      <text:p text:style-name="P24">Excpected=2, Predicted=1</text:p>
      <text:p text:style-name="P24">Excpected=2, Predicted=1</text:p>
      <text:p text:style-name="P24">Excpected=1, Predicted=1</text:p>
      <text:p text:style-name="P24">Excpected=2, Predicted=1</text:p>
      <text:p text:style-name="P24">Excpected=1, Predicted=1</text:p>
      <text:p text:style-name="P24">Excpected=2, Predicted=1</text:p>
      <text:p text:style-name="P24">Excpected=1, Predicted=1</text:p>
      <text:p text:style-name="P24">Excpected=1, Predicted=1</text:p>
      <text:p text:style-name="P24">Excpected=1, Predicted=1</text:p>
      <text:p text:style-name="P24">Excpected=2, Predicted=1</text:p>
      <text:p text:style-name="P24">Excpected=2, Predicted=1</text:p>
      <text:p text:style-name="P24">Excpected=1, Predicted=1</text:p>
      <text:p text:style-name="P24">Excpected=2, Predicted=1</text:p>
      <text:p text:style-name="P24">Excpected=2, Predicted=1</text:p>
      <text:p text:style-name="P24">Excpected=2, Predicted=1</text:p>
      <text:p text:style-name="P24">Excpected=2, Predicted=1</text:p>
      <text:p text:style-name="P24">Excpected=1, Predicted=1</text:p>
      <text:p text:style-name="P24">Excpected=1, Predicted=1</text:p>
      <text:p text:style-name="P24">Excpected=1, Predicted=1</text:p>
      <text:p text:style-name="P24">Excpected=2, Predicted=1</text:p>
      <text:p text:style-name="P24">Excpected=1, Predicted=1</text:p>
      <text:p text:style-name="P24">Excpected=1, Predicted=1</text:p>
      <text:p text:style-name="P24">Excpected=2, Predicted=1</text:p>
      <text:p text:style-name="P24">Excpected=2, Predicted=1</text:p>
      <text:p text:style-name="P24">Excpected=2, Predicted=1</text:p>
      <text:p text:style-name="P24">Excpected=1, Predicted=1</text:p>
      <text:p text:style-name="P24">Excpected=2, Predicted=1</text:p>
      <text:p text:style-name="P24">Excpected=1, Predicted=1</text:p>
      <text:p text:style-name="P24">Excpected=1, Predicted=1</text:p>
      <text:p text:style-name="P24">Excpected=1, Predicted=1</text:p>
      <text:p text:style-name="P24">Excpected=2, Predicted=1</text:p>
      <text:p text:style-name="P24">Excpected=1, Predicted=1</text:p>
      <text:p text:style-name="P24">Excpected=1, Predicted=1</text:p>
      <text:p text:style-name="P24">Excpected=2, Predicted=1</text:p>
      <text:p text:style-name="P24">Excpected=1, Predicted=1</text:p>
      <text:p text:style-name="P24">Excpected=2, Predicted=1</text:p>
      <text:p text:style-name="P24">Excpected=1, Predicted=1</text:p>
      <text:p text:style-name="P24">Excpected=2, Predicted=1</text:p>
      <text:p text:style-name="P24">Excpected=2, Predicted=1</text:p>
      <text:p text:style-name="P24">Excpected=2, Predicted=1</text:p>
      <text:p text:style-name="P24">Excpected=2, Predicted=1</text:p>
      <text:p text:style-name="P24">Excpected=2, Predicted=1</text:p>
      <text:p text:style-name="P24">Excpected=1, Predicted=1</text:p>
      <text:p text:style-name="P24">Excpected=1, Predicted=1</text:p>
      <text:p text:style-name="P24">Excpected=1, Predicted=1</text:p>
      <text:p text:style-name="P24">Excpected=1, Predicted=1</text:p>
      <text:p text:style-name="P24"><text:soft-page-break/>Excpected=1, Predicted=1</text:p>
      <text:p text:style-name="P24">Excpected=1, Predicted=1</text:p>
      <text:p text:style-name="P24">Excpected=1, Predicted=1</text:p>
      <text:p text:style-name="P24">Excpected=2, Predicted=1</text:p>
      <text:p text:style-name="P24">Excpected=1, Predicted=1</text:p>
      <text:p text:style-name="P24">Excpected=1, Predicted=1</text:p>
      <text:p text:style-name="P24">Excpected=2, Predicted=1</text:p>
      <text:p text:style-name="P24">Excpected=2, Predicted=1</text:p>
      <text:p text:style-name="P24">Excpected=2, Predicted=1</text:p>
      <text:p text:style-name="P24">Excpected=1, Predicted=1</text:p>
      <text:p text:style-name="P24">Excpected=2, Predicted=1</text:p>
      <text:p text:style-name="P24">Excpected=1, Predicted=1</text:p>
      <text:p text:style-name="P24">Excpected=1, Predicted=1</text:p>
      <text:p text:style-name="P24">Excpected=1, Predicted=1</text:p>
      <text:p text:style-name="P24">Excpected=1, Predicted=1</text:p>
      <text:p text:style-name="P24">Excpected=1, Predicted=1</text:p>
      <text:p text:style-name="P24">Excpected=2, Predicted=1</text:p>
      <text:p text:style-name="P24">Excpected=1, Predicted=1</text:p>
      <text:p text:style-name="P24">Excpected=2, Predicted=1</text:p>
      <text:p text:style-name="P24">Excpected=2, Predicted=1</text:p>
      <text:p text:style-name="P24">Excpected=1, Predicted=1</text:p>
      <text:p text:style-name="P24">Excpected=1, Predicted=1</text:p>
      <text:p text:style-name="P24">Excpected=2, Predicted=1</text:p>
      <text:p text:style-name="P24">Excpected=2, Predicted=1</text:p>
      <text:p text:style-name="P24">Excpected=2, Predicted=1</text:p>
      <text:p text:style-name="P24">Excpected=2, Predicted=1</text:p>
      <text:p text:style-name="P24">Excpected=1, Predicted=1</text:p>
      <text:p text:style-name="P24">Excpected=1, Predicted=1</text:p>
      <text:p text:style-name="P24">Excpected=2, Predicted=1</text:p>
      <text:p text:style-name="P24">Excpected=2, Predicted=1</text:p>
      <text:p text:style-name="P24">Excpected=1, Predicted=1</text:p>
      <text:p text:style-name="P24">Excpected=1, Predicted=1</text:p>
      <text:p text:style-name="P24">Excpected=1, Predicted=1</text:p>
      <text:p text:style-name="P24">Excpected=2, Predicted=1</text:p>
      <text:p text:style-name="P24">Excpected=1, Predicted=1</text:p>
      <text:p text:style-name="P24">Excpected=1, Predicted=1</text:p>
      <text:p text:style-name="P24">Excpected=2, Predicted=1</text:p>
      <text:p text:style-name="P24">Excpected=1, Predicted=1</text:p>
      <text:p text:style-name="P24">Excpected=2, Predicted=1</text:p>
      <text:p text:style-name="P24">Excpected=1, Predicted=1</text:p>
      <text:p text:style-name="P24">Excpected=2, Predicted=1</text:p>
      <text:p text:style-name="P24">Excpected=1, Predicted=1</text:p>
      <text:p text:style-name="P24">Excpected=1, Predicted=1</text:p>
      <text:p text:style-name="P24">Excpected=1, Predicted=1</text:p>
      <text:p text:style-name="P24">Excpected=1, Predicted=1</text:p>
      <text:p text:style-name="P24">Excpected=1, Predicted=1</text:p>
      <text:p text:style-name="P24">Excpected=2, Predicted=1</text:p>
      <text:p text:style-name="P24">Excpected=1, Predicted=1</text:p>
      <text:p text:style-name="P24">Excpected=2, Predicted=1</text:p>
      <text:p text:style-name="P24">Excpected=2, Predicted=1</text:p>
      <text:p text:style-name="P24">Excpected=2, Predicted=1</text:p>
      <text:p text:style-name="P24">Excpected=2, Predicted=1</text:p>
      <text:p text:style-name="P24">Excpected=1, Predicted=1</text:p>
      <text:p text:style-name="P24">Excpected=1, Predicted=1</text:p>
      <text:p text:style-name="P24">Excpected=1, Predicted=1</text:p>
      <text:p text:style-name="P24"><text:soft-page-break/>Excpected=2, Predicted=1</text:p>
      <text:p text:style-name="P24">Excpected=1, Predicted=1</text:p>
      <text:p text:style-name="P24">Excpected=2, Predicted=1</text:p>
      <text:p text:style-name="P24">Excpected=1, Predicted=1</text:p>
      <text:p text:style-name="P24">Excpected=1, Predicted=1</text:p>
      <text:p text:style-name="P24">Excpected=2, Predicted=1</text:p>
      <text:p text:style-name="P24">Excpected=1, Predicted=1</text:p>
      <text:p text:style-name="P24">Excpected=1, Predicted=1</text:p>
      <text:p text:style-name="P24">Excpected=1, Predicted=1</text:p>
      <text:p text:style-name="P24">Excpected=1, Predicted=1</text:p>
      <text:p text:style-name="P24">Excpected=1, Predicted=1</text:p>
      <text:p text:style-name="P24">Excpected=1, Predicted=1</text:p>
      <text:p text:style-name="P24">Excpected=2, Predicted=1</text:p>
      <text:p text:style-name="P24">Excpected=2, Predicted=1</text:p>
      <text:p text:style-name="P24">Excpected=1, Predicted=1</text:p>
      <text:p text:style-name="P24">Excpected=2, Predicted=1</text:p>
      <text:p text:style-name="P24">Excpected=1, Predicted=1</text:p>
      <text:p text:style-name="P24">Excpected=1, Predicted=1</text:p>
      <text:p text:style-name="P24">Excpected=2, Predicted=1</text:p>
      <text:p text:style-name="P24">Excpected=2, Predicted=1</text:p>
      <text:p text:style-name="P24">Excpected=1, Predicted=1</text:p>
      <text:p text:style-name="P24">Excpected=1, Predicted=1</text:p>
      <text:p text:style-name="P24">Excpected=2, Predicted=1</text:p>
      <text:p text:style-name="P24">Excpected=2, Predicted=1</text:p>
      <text:p text:style-name="P24">Excpected=1, Predicted=1</text:p>
      <text:p text:style-name="P24">Excpected=2, Predicted=1</text:p>
      <text:p text:style-name="P24">Excpected=1, Predicted=1</text:p>
      <text:p text:style-name="P24">Excpected=2, Predicted=1</text:p>
      <text:p text:style-name="P24">Excpected=1, Predicted=1</text:p>
      <text:p text:style-name="P24">Excpected=2, Predicted=1</text:p>
      <text:p text:style-name="P24">Excpected=1, Predicted=1</text:p>
      <text:p text:style-name="P24">Excpected=1, Predicted=1</text:p>
      <text:p text:style-name="P24">Excpected=2, Predicted=1</text:p>
      <text:p text:style-name="P24">Excpected=1, Predicted=1</text:p>
      <text:p text:style-name="P24">Excpected=1, Predicted=1</text:p>
      <text:p text:style-name="P24">Excpected=2, Predicted=1</text:p>
      <text:p text:style-name="P24">Excpected=1, Predicted=1</text:p>
      <text:p text:style-name="P24">Excpected=2, Predicted=1</text:p>
      <text:p text:style-name="P24">Excpected=2, Predicted=1</text:p>
      <text:p text:style-name="P24">Excpected=1, Predicted=1</text:p>
      <text:p text:style-name="P24">Excpected=2, Predicted=1</text:p>
      <text:p text:style-name="P24">Excpected=2, Predicted=1</text:p>
      <text:p text:style-name="P24">Excpected=2, Predicted=1</text:p>
      <text:p text:style-name="P24">Excpected=1, Predicted=1</text:p>
      <text:p text:style-name="P24">Excpected=2, Predicted=1</text:p>
      <text:p text:style-name="P24">Excpected=1, Predicted=1</text:p>
      <text:p text:style-name="P24">Excpected=1, Predicted=1</text:p>
      <text:p text:style-name="P24">Excpected=1, Predicted=1</text:p>
      <text:p text:style-name="P24">Excpected=1, Predicted=1</text:p>
      <text:p text:style-name="P24">Excpected=2, Predicted=1</text:p>
      <text:p text:style-name="P24">Excpected=2, Predicted=1</text:p>
      <text:p text:style-name="P24">Excpected=1, Predicted=1</text:p>
      <text:p text:style-name="P24">Excpected=1, Predicted=1</text:p>
      <text:p text:style-name="P24">Excpected=2, Predicted=1</text:p>
      <text:p text:style-name="P24">Excpected=2, Predicted=1</text:p>
      <text:p text:style-name="P24"><text:soft-page-break/>Excpected=1, Predicted=1</text:p>
      <text:p text:style-name="P24">Excpected=2, Predicted=1</text:p>
      <text:p text:style-name="P24">Excpected=1, Predicted=1</text:p>
      <text:p text:style-name="P24">Excpected=1, Predicted=1</text:p>
      <text:p text:style-name="P24">Excpected=1, Predicted=1</text:p>
      <text:p text:style-name="P24">Excpected=1, Predicted=1</text:p>
      <text:p text:style-name="P24">Excpected=2, Predicted=1</text:p>
      <text:p text:style-name="P23"/>
      <text:p text:style-name="P25">The accuracy of the perceptron is 0.5555555555555556</text:p>
      <text:p text:style-name="P23"/>
      <text:list xml:id="list110928786532511" text:continue-numbering="true" text:style-name="WWNum1">
        <text:list-item>
          <text:p text:style-name="P14">Conclusion</text:p>
        </text:list-item>
      </text:list>
      <text:p text:style-name="P1"><text:tab/></text:p>
      <text:p text:style-name="P17">The percetron is implemented where it learns from the incorrect weights and updates until the correct weights are reached.</text:p>
      <text:p text:style-name="P1"/>
      <text:list xml:id="list110928775485287" text:continue-numbering="true" text:style-name="WWNum1">
        <text:list-item>
          <text:p text:style-name="P14">References</text:p>
        </text:list-item>
      </text:list>
      <text:p text:style-name="P1"><text:tab/><text:a xlink:type="simple" xlink:href="https://en.wikipedia.org/wiki/Perceptron#Definitions" text:style-name="Internet_20_link" text:visited-style-name="Visited_20_Internet_20_Link">https://en.wikipedia.org/wiki/Perceptron#Definitions</text:a></text:p>
      <text:p text:style-name="P1"><text:tab/><text:a xlink:type="simple" xlink:href="https://medium.com/@nikhilc3013/simple-perceptron-training-algorithm-explained-7bbfdff2c57d#targetText=Invented%20in%201957%20by%20Frank,processor%2C%20and%20a%20single%20output" text:style-name="Internet_20_link" text:visited-style-name="Visited_20_Internet_20_Link">https://medium.com/@nikhilc3013/simple-perceptron-training-algorithm-explained-7bbfdff2c57d#targetText=Invented%20in%201957%20by%20Frank,processor%2C%20and%20a%20single%20output</text:a><text:a xlink:type="simple" xlink:href="https://medium.com/@nikhilc3013/simple-perceptron-training-algorithm-explained-7bbfdff2c57d#targetText=Invented%20in%201957%20by%20Frank,processor%2C%20and%20a%20single%20output." text:style-name="Internet_20_link" text:visited-style-name="Visited_20_Internet_20_Link">.</text:a></text:p>
      <text:p text:style-name="P1"><text:tab/><text:a xlink:type="simple" xlink:href="https://www.quora.com/What-are-the-real-life-application-of-neural-networks" text:style-name="Internet_20_link" text:visited-style-name="Visited_20_Internet_20_Link">https://www.quora.com/What-are-the-real-life-application-of-neural-networks</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4T08:54:29.991775028</meta:creation-date>
    <dc:date>2019-08-14T11:09:27.686275315</dc:date>
    <meta:editing-duration>PT1H3M25S</meta:editing-duration>
    <meta:editing-cycles>13</meta:editing-cycles>
    <meta:generator>LibreOffice/6.3.0.4$Linux_X86_64 LibreOffice_project/30$Build-4</meta:generator>
    <meta:document-statistic meta:table-count="0" meta:image-count="0" meta:object-count="0" meta:page-count="7" meta:paragraph-count="307" meta:word-count="1045" meta:character-count="9854" meta:non-whitespace-character-count="9105"/>
  </office:meta>
</office:document-meta>
</file>